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Default_7e_LT_7e_Gliederung_20_1"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Mangal" style:font-size-asian="9pt" style:font-style-asian="normal" style:font-weight-asian="normal" style:font-name-complex="Mang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ff" style:font-name="Calibri" fo:font-size="10pt" style:font-size-asian="10pt" style:font-size-complex="10pt"/>
    </style:style>
    <style:style style:name="P8" style:family="paragraph" style:parent-style-name="Standard" style:list-style-name="L1">
      <style:text-properties fo:color="#0000ff" style:font-name="Calibri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 style:list-style-name="L1">
      <style:text-properties style:font-name="Calibri" fo:font-size="10pt" style:font-size-asian="10pt" style:font-size-complex="10pt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ff" style:font-name="Calibri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00ff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outline="false" style:text-line-through-style="none" fo:font-style="normal" fo:text-shadow="none" style:text-underline-style="none" fo:font-weight="normal" style:font-name-asian="ＭＳ Ｐゴシック" style:font-style-asian="normal" style:font-weight-asian="normal" style:font-name-complex="ＭＳ Ｐゴシック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Component 2 [description:][time:][orientation:horizontal]</text:p>
      <text:list xml:id="list36706307" text:style-name="L1">
        <text:list-item>
          <text:p text:style-name="P5">C2-Unit-1a [description:]</text:p>
          <text:list>
            <text:list-item>
              <text:p text:style-name="P9"><text:span text:style-name="T5">Culture [description: </text:span><text:span text:style-name="T6">Culture refers to integrated patterns of human behavior that includ the languge houghts, communications, actions, customs, beliefs, values, and institutions of racial, ethnic, rligions, or social groups.</text:span><text:span text:style-name="T5">]</text:span></text:p>
            </text:list-item>
            <text:list-item>
              <text:p text:style-name="P9"><text:span text:style-name="T5">Cutural Competence </text:span><text:span text:style-name="T6">[description: Awareness and respect for cultural differences., 2) avoid stereotypes, 3) approach every person as individual.]</text:span></text:p>
            </text:list-item>
            <text:list-item>
              <text:p text:style-name="P9"><text:span text:style-name="T5">Blame Culture</text:span><text:span text:style-name="T6">[description: oranizational rigidity, 2) compliance, 3) fear of punishment, 4) risk of avoidance, 5)distrust, 6) silence response to error.]</text:span></text:p>
            </text:list-item>
            <text:list-item>
              <text:p text:style-name="P9"><text:span text:style-name="T5">Just Culture</text:span><text:span text:style-name="T6"> [description: 1)organizational learning, 2)can question practices, <text:s/>3)worker input, 4)unihibited problem reporting, 5)info sharing]</text:span></text:p>
            </text:list-item>
            <text:list-item>
              <text:p text:style-name="P9"><text:span text:style-name="T5">Organizational Culture</text:span><text:span text:style-name="T6"> [description: <text:s/>Behavior and beliefs, values of the organization ]</text:span></text:p>
            </text:list-item>
            <text:list-item>
              <text:p text:style-name="P9"><text:span text:style-name="T5">Safety Culture</text:span><text:span text:style-name="T6"> [description: 1) Concern for formal issues, 2) emphasized the contribution from everyone at every level of an organization, 3)willingness to learn from errors, 4) stable and resistant to change.]</text:span></text:p>
            </text:list-item>
          </text:list>
        </text:list-item>
        <text:list-item>
          <text:p text:style-name="P6">C2-Unit-1b [description:]</text:p>
          <text:list>
            <text:list-item>
              <text:p text:style-name="P6">Health Care Culture [description: <text:s/>language thhought processes, styleso communication, customs, beliefs, istitutions that characerize the profession of nurses, doctors, allied health workers, clinic managers]</text:p>
            </text:list-item>
            <text:list-item>
              <text:p text:style-name="P6">Lingua-Culture [description: A description of a culture can only be created int he context of the person observing it.]</text:p>
            </text:list-item>
            <text:list-item>
              <text:p text:style-name="P6">Plural and Partial [description: Always more than one culture during interactions. <text:s/>One cultural tradition cannot fully explain a behavior and interaction.]</text:p>
            </text:list-item>
            <text:list-item>
              <text:p text:style-name="P6">Ethnography [description: <text:s/>Anthropologist description of what life is like in a local world, specific setting, <text:s/>usually different from the anthropologist.]</text:p>
            </text:list-item>
            <text:list-item>
              <text:p text:style-name="P6">Rich Points [description: <text:s/>Rich points are the behaviors that highlight cultural differences.]</text:p>
            </text:list-item>
            <text:list-item>
              <text:p text:style-name="P6">Chasing Rich Points [description: Process of translating behavior from one culture to another. Find a rich point and translate from one culture to another.]</text:p>
            </text:list-item>
          </text:list>
        </text:list-item>
        <text:list-item>
          <text:p text:style-name="P6">C2-Unit-2a</text:p>
          <text:list>
            <text:list-item>
              <text:p text:style-name="P6">Clinician [description: a Clinician is an idividual qualified int eh clinical practice of medicine, psychiary, or psychology as distinguishde from on specializing in laboratory or research techniques or in theory]</text:p>
            </text:list-item>
            <text:list-item>
              <text:p text:style-name="P6">patient [description: a Patient is anyone seeking medical services.]</text:p>
            </text:list-item>
            <text:list-item>
              <text:p text:style-name="P6">disease[description: a Disease is an imparirment of a specific structure or function of the body which produes symptoms and physical findings. <text:s/>Usually attributable to a specific cause such as bacterial causing pneumonia]</text:p>
            </text:list-item>
            <text:list-item>
              <text:p text:style-name="P6">syndrome[description: <text:s/>a Syndrome is a combination of syptomesand physical findings not easily attributable to a specific cause. ]</text:p>
            </text:list-item>
            <text:list-item>
              <text:p text:style-name="P6">Primary Care Specialties [description: 1) family medicine, 2) Interna medicine, 3) Pdiatrics, 4) Obstetrics, 5)Emergency medicine] </text:p>
            </text:list-item>
          </text:list>
        </text:list-item>
        <text:list-item>
          <text:p text:style-name="P6">C2-Unit-3-1a</text:p>
          <text:list>
            <text:list-item>
              <text:p text:style-name="P6">Primary care</text:p>
            </text:list-item>
            <text:list-item>
              <text:p text:style-name="P6">Specialty care</text:p>
            </text:list-item>
            <text:list-item>
              <text:p text:style-name="P6">Tertiary care [description: Tertiary care are hospitals that render highly specialized service requring highly technical resourde. <text:s/>Usuall offerd by academic medical centers of pecialty hospitals, suchs as burn centers.]</text:p>
            </text:list-item>
            <text:list-item>
              <text:p text:style-name="P6">inpatient facility</text:p>
            </text:list-item>
            <text:list-item>
              <text:p text:style-name="P4"><text:span text:style-name="T3">Outpatient facility [description: </text:span><text:span text:style-name="T1">Outpatient Clinics Also known as ambulatory care clinics. <text:s/></text:span><text:span text:style-name="T2">Ambulatory is to walk, so basically they are walk-in clinics. </text:span><text:span text:style-name="T1">Most prevalent type of outpatient service and </text:span><text:span text:style-name="T2">primary care provider</text:span><text:span text:style-name="T3">]</text:span></text:p>
            </text:list-item>
            <text:list-item>
              <text:p text:style-name="P6">long-term care facilities</text:p>
            </text:list-item>
            <text:list-item>
              <text:p text:style-name="P6">continuum of care</text:p>
            </text:list-item>
          </text:list>
        </text:list-item>
        <text:list-item>
          <text:p text:style-name="P8">C2-Unit-3-1b</text:p>
          <text:list>
            <text:list-item>
              <text:p text:style-name="P8">Community Hospitals [description: a Community Hospital is a non-federal hospital whose facilities are available to the public. <text:s/>About 5000 CH in US today.]</text:p>
            </text:list-item>
            <text:list-item>
              <text:p text:style-name="P9"><text:span text:style-name="T4">Teaching Hospital [description: A teaching Hospital is a hospital that provides clinical education <text:s/>and traing to fuure and current doctors, nurses, and other health professionals , in </text:span><text:soft-page-break/><text:span text:style-name="T4">addition to dlivery medical care to patients. ]</text:span></text:p>
            </text:list-item>
            <text:list-item>
              <text:p text:style-name="P8">Government Hospitals [description: Government Hospitals includ Pulbic health, vetrans admin, military, and Indian health hospitals.]</text:p>
            </text:list-item>
          </text:list>
        </text:list-item>
        <text:list-item>
          <text:p text:style-name="P8">C2-Unit-3-1c</text:p>
          <text:list>
            <text:list-item>
              <text:p text:style-name="P8">Board of Trustees [description:]</text:p>
            </text:list-item>
            <text:list-item>
              <text:p text:style-name="P8">Hospital Administrator (CEO)[description:]</text:p>
            </text:list-item>
            <text:list-item>
              <text:p text:style-name="P8">Chief Financial Officer (CFO)[description:]</text:p>
            </text:list-item>
            <text:list-item>
              <text:p text:style-name="P8">Chief Information Officer(CIO)[description:]</text:p>
            </text:list-item>
            <text:list-item>
              <text:p text:style-name="P8">Chief Nursing Executive (CNE)[description:]</text:p>
            </text:list-item>
            <text:list-item>
              <text:p text:style-name="P8">Chief Operating Officer (COO)[description:]</text:p>
            </text:list-item>
            <text:list-item>
              <text:p text:style-name="P8">Chief of Medical Staff[description:]</text:p>
            </text:list-item>
            <text:list-item>
              <text:p text:style-name="P8">Medical Staff[description:]</text:p>
            </text:list-item>
            <text:list-item>
              <text:p text:style-name="P8">Medical Director[description:]</text:p>
            </text:list-item>
          </text:list>
        </text:list-item>
        <text:list-item>
          <text:p text:style-name="P8">C2-Unit-3-1d [description: Hospital Dept and their functions.]</text:p>
          <text:list>
            <text:list-item>
              <text:p text:style-name="P8">Human Resources[description:]</text:p>
            </text:list-item>
            <text:list-item>
              <text:p text:style-name="P8">Business Office[description:]</text:p>
            </text:list-item>
            <text:list-item>
              <text:p text:style-name="P8">Materials and purchasing[description:]</text:p>
            </text:list-item>
            <text:list-item>
              <text:p text:style-name="P8">Health Information Management[description:]</text:p>
            </text:list-item>
            <text:list-item>
              <text:p text:style-name="P8">Information Technologies[description:]</text:p>
            </text:list-item>
            <text:list-item>
              <text:p text:style-name="P8">Environmental services[description:]</text:p>
            </text:list-item>
            <text:list-item>
              <text:p text:style-name="P8">Facilities management[description:]</text:p>
            </text:list-item>
            <text:list-item>
              <text:p text:style-name="P8">Materials Management[description:]</text:p>
            </text:list-item>
            <text:list-item>
              <text:p text:style-name="P8">Admission and patient admissistration [description:]</text:p>
            </text:list-item>
            <text:list-item>
              <text:p text:style-name="P8">Quality assurance [description:]</text:p>
            </text:list-item>
            <text:list-item>
              <text:p text:style-name="P8">Disaster preparedness[description:]</text:p>
            </text:list-item>
          </text:list>
        </text:list-item>
        <text:list-item>
          <text:p text:style-name="P8">C2-Unit-3-1e [description: Dept and Their Functions]</text:p>
          <text:list>
            <text:list-item>
              <text:p text:style-name="P8">Nursing Educatin, administarion, Research and Practice [description:]</text:p>
            </text:list-item>
            <text:list-item>
              <text:p text:style-name="P8">Nursing Units [description:]</text:p>
            </text:list-item>
            <text:list-item>
              <text:p text:style-name="P8">Surgery Dept [description:]</text:p>
            </text:list-item>
            <text:list-item>
              <text:p text:style-name="P8">Pathology and Laboratory department [description:]</text:p>
            </text:list-item>
            <text:list-item>
              <text:p text:style-name="P8">Radiology and imageing department [description:]</text:p>
            </text:list-item>
            <text:list-item>
              <text:p text:style-name="P8">Dietary department [description:]</text:p>
            </text:list-item>
            <text:list-item>
              <text:p text:style-name="P8">Repiratrory Care Department [description:]</text:p>
            </text:list-item>
            <text:list-item>
              <text:p text:style-name="P8">Rehabilitation Services [description:]</text:p>
            </text:list-item>
            <text:list-item>
              <text:p text:style-name="P8">Pharmacy [description:]</text:p>
            </text:list-item>
          </text:list>
        </text:list-item>
        <text:list-item>
          <text:p text:style-name="P8">C2-Unit-4-a1 <text:s/>[description: Helath care processes and decision. Overview of Classic Paradigm]</text:p>
          <text:list>
            <text:list-item>
              <text:p text:style-name="P7"><text:span text:style-name="T7">Classic Paradigm of Healthcare Process <text:s/>[description: the classic triangle, 1)Patient, 2)Clinician, 2)Problem. <text:s/></text:span><text:span text:style-name="T8">In this paradigm the assumption is that a single patient is interacting with a single clinician about a single problem during a single episode of care</text:span><text:span text:style-name="T7">]</text:span></text:p>
            </text:list-item>
            <text:list-item>
              <text:p text:style-name="P6">Central Theorm of Health Informatics [description: Human + Computer &gt; Human Alone.]</text:p>
            </text:list-item>
            <text:list-item>
              <text:p text:style-name="P6">Patient Data [description: Data for one person, patient, family, record, osbervation]</text:p>
            </text:list-item>
            <text:list-item>
              <text:p text:style-name="P6"><text:soft-page-break/>Population Statisitcs[description: Aggregate patient data, colleagued, public health, dept , EHR]</text:p>
            </text:list-item>
            <text:list-item>
              <text:p text:style-name="P6">Medical Knowledge[description: Generalizable to many persons, textbooks, reviews,aticles, MEDLINE]</text:p>
            </text:list-item>
            <text:list-item>
              <text:p text:style-name="P6">Logistic Information[description: Hoto get things done, people, (RN, HUD), policy and procedure.]</text:p>
            </text:list-item>
            <text:list-item>
              <text:p text:style-name="P6">Social Influence[description:How others get things done. Observe and discuss]</text:p>
            </text:list-item>
            <text:list-item>
              <text:p text:style-name="P6">Narrative Structure [description:]</text:p>
            </text:list-item>
            <text:list-item>
              <text:p text:style-name="P6">History and Physical Format <text:s/>[description:]</text:p>
            </text:list-item>
            <text:list-item>
              <text:p text:style-name="P6">Evans and Gadd Hierarchy <text:s/>[description:]</text:p>
            </text:list-item>
            <text:list-item>
              <text:p text:style-name="P6">SOAP Note <text:s/>[description: form of written history, Subjective, Objective, Assessment, Plan]</text:p>
            </text:list-item>
            <text:list-item>
              <text:p text:style-name="P6">Ad Hoc Structures <text:s/>[description:]</text:p>
            </text:list-item>
            <text:list-item>
              <text:p text:style-name="P6">Computable Structure <text:s/>[description:]</text:p>
            </text:list-item>
          </text:list>
        </text:list-item>
        <text:list-item>
          <text:p text:style-name="P4"><text:span text:style-name="T4">C2-Unit-4-a2 </text:span><text:span text:style-name="T3"><text:s/>[description: Gathering Data]</text:span></text:p>
          <text:list>
            <text:list-item>
              <text:p text:style-name="P6">Clinical Process Myth <text:s/>[description:History, Physical, Assessment, Plan]</text:p>
            </text:list-item>
            <text:list-item>
              <text:p text:style-name="P6">Clinical Process Reality <text:s/>[description: Symptoms and Signs, New Info, Working Diagnosis, New Hypotheses, Repeate, finally Plan]</text:p>
            </text:list-item>
            <text:list-item>
              <text:p text:style-name="P6">Problem List <text:s/>[description: a to-do list <text:s/>for patient care]</text:p>
            </text:list-item>
          </text:list>
        </text:list-item>
        <text:list-item>
          <text:p text:style-name="P6">C2-Unit-4-a3 <text:s/>[description: Diagnosis]</text:p>
          <text:list>
            <text:list-item>
              <text:p text:style-name="P6">Systematic Diagnosis [description: use of lists to help brainstorm.]</text:p>
            </text:list-item>
            <text:list-item>
              <text:p text:style-name="P6">Anatomic <text:s/>Diagnosis [description: Evaluate anatomy to help clinician think of all the cause of a symptom.]</text:p>
            </text:list-item>
            <text:list-item>
              <text:p text:style-name="P6">Pathophysiologic Diagnosis [description: Evaluate all causes of a symptom.]</text:p>
            </text:list-item>
            <text:list-item>
              <text:p text:style-name="P6">Pattern Recongition Diagnosis [description: Look for associations via Topographic(place), Temporal (time,pace), Context (cause and effect).]</text:p>
            </text:list-item>
            <text:list-item>
              <text:p text:style-name="P6">Mnemonic Diagnosis [description:]</text:p>
            </text:list-item>
            <text:list-item>
              <text:p text:style-name="P6">Heuristics Diagnosis [description: Rules of thumb, err on the side of life.]</text:p>
            </text:list-item>
            <text:list-item>
              <text:p text:style-name="P6">Mathematics Diagnosis [description: using a statistical approach to diagnosis, Probability, Decision rules, Ranking]</text:p>
            </text:list-item>
            <text:list-item>
              <text:p text:style-name="P6">Temporal Patterns Diagnosis [description: Using the order and spacing of symptoms over time to make diagnosis.] </text:p>
            </text:list-item>
          </text:list>
        </text:list-item>
        <text:list-item>
          <text:p text:style-name="P6">C2-Unit-4-a4 [description: Choosing Therapy]</text:p>
          <text:list>
            <text:list-item>
              <text:p text:style-name="P6">Choosing therapy the myth [description: Patient care problem, Diagnosis, Treatement, Problem Resolution.]</text:p>
            </text:list-item>
            <text:list-item>
              <text:p text:style-name="P6">Choosing therapy the reality [description: Patient Care Problem, Diagnosis(other conditions, patient prefs, scientific Evidence, Organization imperatives), Management (organizational imperatives, Economics, Socail factors, local practices, personal experience), Problem Management]</text:p>
            </text:list-item>
            <text:list-item>
              <text:p text:style-name="P6">Decision Analysis [description:]</text:p>
            </text:list-item>
            <text:list-item>
              <text:p text:style-name="P6">Cost Efectiveness Analysis [description:]</text:p>
            </text:list-item>
          </text:list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1" style:display-name="Title2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2_7e_LT_7e_Gliederung_20_3" style:display-name="Title2~LT~Gliederung 3" style:family="paragraph" style:parent-style-name="Title2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2_7e_LT_7e_Gliederung_20_4" style:display-name="Title2~LT~Gliederung 4" style:family="paragraph" style:parent-style-name="Title2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2_7e_LT_7e_Gliederung_20_5" style:display-name="Title2~LT~Gliederung 5" style:family="paragraph" style:parent-style-name="Title2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3_7e_LT_7e_Gliederung_20_3" style:display-name="Title3~LT~Gliederung 3" style:family="paragraph" style:parent-style-name="Title3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3_7e_LT_7e_Gliederung_20_4" style:display-name="Title3~LT~Gliederung 4" style:family="paragraph" style:parent-style-name="Title3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3_7e_LT_7e_Gliederung_20_5" style:display-name="Title3~LT~Gliederung 5" style:family="paragraph" style:parent-style-name="Title3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4_7e_LT_7e_Gliederung_20_3" style:display-name="Title4~LT~Gliederung 3" style:family="paragraph" style:parent-style-name="Title4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4_7e_LT_7e_Gliederung_20_4" style:display-name="Title4~LT~Gliederung 4" style:family="paragraph" style:parent-style-name="Title4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4_7e_LT_7e_Gliederung_20_5" style:display-name="Title4~LT~Gliederung 5" style:family="paragraph" style:parent-style-name="Title4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Title5_7e_LT_7e_Gliederung_20_1" style:display-name="Title5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paragraph" style:parent-style-name="Title5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5_7e_LT_7e_Gliederung_20_3" style:display-name="Title5~LT~Gliederung 3" style:family="paragraph" style:parent-style-name="Title5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5_7e_LT_7e_Gliederung_20_4" style:display-name="Title5~LT~Gliederung 4" style:family="paragraph" style:parent-style-name="Title5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5_7e_LT_7e_Gliederung_20_5" style:display-name="Title5~LT~Gliederung 5" style:family="paragraph" style:parent-style-name="Title5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5_7e_LT_7e_Gliederung_20_6" style:display-name="Title5~LT~Gliederung 6" style:family="paragraph" style:parent-style-name="Title5_7e_LT_7e_Gliederung_20_5"/>
    <style:style style:name="Title5_7e_LT_7e_Gliederung_20_7" style:display-name="Title5~LT~Gliederung 7" style:family="paragraph" style:parent-style-name="Title5_7e_LT_7e_Gliederung_20_6"/>
    <style:style style:name="Title5_7e_LT_7e_Gliederung_20_8" style:display-name="Title5~LT~Gliederung 8" style:family="paragraph" style:parent-style-name="Title5_7e_LT_7e_Gliederung_20_7"/>
    <style:style style:name="Title5_7e_LT_7e_Gliederung_20_9" style:display-name="Title5~LT~Gliederung 9" style:family="paragraph" style:parent-style-name="Title5_7e_LT_7e_Gliederung_20_8"/>
    <style:style style:name="Title5_7e_LT_7e_Titel" style:display-name="Title5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paragraph">
      <style:paragraph-properties style:text-autospace="none"/>
      <style:text-properties style:letter-kerning="true"/>
    </style:style>
    <style:style style:name="Title5_7e_LT_7e_Hintergrund" style:display-name="Title5~LT~Hintergrund" style:family="paragraph">
      <style:paragraph-properties fo:text-align="center" style:justify-single-word="false" style:text-autospace="none"/>
    </style:style>
    <style:style style:name="Title6_7e_LT_7e_Gliederung_20_1" style:display-name="Title6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Gliederung_20_2" style:display-name="Title6~LT~Gliederung 2" style:family="paragraph" style:parent-style-name="Title6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6_7e_LT_7e_Gliederung_20_3" style:display-name="Title6~LT~Gliederung 3" style:family="paragraph" style:parent-style-name="Title6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6_7e_LT_7e_Gliederung_20_4" style:display-name="Title6~LT~Gliederung 4" style:family="paragraph" style:parent-style-name="Title6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6_7e_LT_7e_Gliederung_20_5" style:display-name="Title6~LT~Gliederung 5" style:family="paragraph" style:parent-style-name="Title6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6_7e_LT_7e_Gliederung_20_6" style:display-name="Title6~LT~Gliederung 6" style:family="paragraph" style:parent-style-name="Title6_7e_LT_7e_Gliederung_20_5"/>
    <style:style style:name="Title6_7e_LT_7e_Gliederung_20_7" style:display-name="Title6~LT~Gliederung 7" style:family="paragraph" style:parent-style-name="Title6_7e_LT_7e_Gliederung_20_6"/>
    <style:style style:name="Title6_7e_LT_7e_Gliederung_20_8" style:display-name="Title6~LT~Gliederung 8" style:family="paragraph" style:parent-style-name="Title6_7e_LT_7e_Gliederung_20_7"/>
    <style:style style:name="Title6_7e_LT_7e_Gliederung_20_9" style:display-name="Title6~LT~Gliederung 9" style:family="paragraph" style:parent-style-name="Title6_7e_LT_7e_Gliederung_20_8"/>
    <style:style style:name="Title6_7e_LT_7e_Titel" style:display-name="Title6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6_7e_LT_7e_Untertitel" style:display-name="Title6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Notizen" style:display-name="Title6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6_7e_LT_7e_Hintergrundobjekte" style:display-name="Title6~LT~Hintergrundobjekte" style:family="paragraph">
      <style:paragraph-properties style:text-autospace="none"/>
      <style:text-properties style:letter-kerning="true"/>
    </style:style>
    <style:style style:name="Title6_7e_LT_7e_Hintergrund" style:display-name="Title6~LT~Hintergrund" style:family="paragraph">
      <style:paragraph-properties fo:text-align="center" style:justify-single-word="false" style:text-autospace="none"/>
    </style:style>
    <style:style style:name="Title7_7e_LT_7e_Gliederung_20_1" style:display-name="Title7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Gliederung_20_2" style:display-name="Title7~LT~Gliederung 2" style:family="paragraph" style:parent-style-name="Title7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7_7e_LT_7e_Gliederung_20_3" style:display-name="Title7~LT~Gliederung 3" style:family="paragraph" style:parent-style-name="Title7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7_7e_LT_7e_Gliederung_20_4" style:display-name="Title7~LT~Gliederung 4" style:family="paragraph" style:parent-style-name="Title7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7_7e_LT_7e_Gliederung_20_5" style:display-name="Title7~LT~Gliederung 5" style:family="paragraph" style:parent-style-name="Title7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7_7e_LT_7e_Gliederung_20_6" style:display-name="Title7~LT~Gliederung 6" style:family="paragraph" style:parent-style-name="Title7_7e_LT_7e_Gliederung_20_5"/>
    <style:style style:name="Title7_7e_LT_7e_Gliederung_20_7" style:display-name="Title7~LT~Gliederung 7" style:family="paragraph" style:parent-style-name="Title7_7e_LT_7e_Gliederung_20_6"/>
    <style:style style:name="Title7_7e_LT_7e_Gliederung_20_8" style:display-name="Title7~LT~Gliederung 8" style:family="paragraph" style:parent-style-name="Title7_7e_LT_7e_Gliederung_20_7"/>
    <style:style style:name="Title7_7e_LT_7e_Gliederung_20_9" style:display-name="Title7~LT~Gliederung 9" style:family="paragraph" style:parent-style-name="Title7_7e_LT_7e_Gliederung_20_8"/>
    <style:style style:name="Title7_7e_LT_7e_Titel" style:display-name="Title7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7_7e_LT_7e_Untertitel" style:display-name="Title7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Notizen" style:display-name="Title7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7_7e_LT_7e_Hintergrundobjekte" style:display-name="Title7~LT~Hintergrundobjekte" style:family="paragraph">
      <style:paragraph-properties style:text-autospace="none"/>
      <style:text-properties style:letter-kerning="true"/>
    </style:style>
    <style:style style:name="Title7_7e_LT_7e_Hintergrund" style:display-name="Title7~LT~Hintergrund" style:family="paragraph">
      <style:paragraph-properties fo:text-align="center" style:justify-single-word="false" style:text-autospace="none"/>
    </style:style>
    <style:style style:name="Title8_7e_LT_7e_Gliederung_20_1" style:display-name="Title8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Gliederung_20_2" style:display-name="Title8~LT~Gliederung 2" style:family="paragraph" style:parent-style-name="Title8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8_7e_LT_7e_Gliederung_20_3" style:display-name="Title8~LT~Gliederung 3" style:family="paragraph" style:parent-style-name="Title8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8_7e_LT_7e_Gliederung_20_4" style:display-name="Title8~LT~Gliederung 4" style:family="paragraph" style:parent-style-name="Title8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8_7e_LT_7e_Gliederung_20_5" style:display-name="Title8~LT~Gliederung 5" style:family="paragraph" style:parent-style-name="Title8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8_7e_LT_7e_Gliederung_20_6" style:display-name="Title8~LT~Gliederung 6" style:family="paragraph" style:parent-style-name="Title8_7e_LT_7e_Gliederung_20_5"/>
    <style:style style:name="Title8_7e_LT_7e_Gliederung_20_7" style:display-name="Title8~LT~Gliederung 7" style:family="paragraph" style:parent-style-name="Title8_7e_LT_7e_Gliederung_20_6"/>
    <style:style style:name="Title8_7e_LT_7e_Gliederung_20_8" style:display-name="Title8~LT~Gliederung 8" style:family="paragraph" style:parent-style-name="Title8_7e_LT_7e_Gliederung_20_7"/>
    <style:style style:name="Title8_7e_LT_7e_Gliederung_20_9" style:display-name="Title8~LT~Gliederung 9" style:family="paragraph" style:parent-style-name="Title8_7e_LT_7e_Gliederung_20_8"/>
    <style:style style:name="Title8_7e_LT_7e_Titel" style:display-name="Title8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8_7e_LT_7e_Untertitel" style:display-name="Title8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Notizen" style:display-name="Title8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8_7e_LT_7e_Hintergrundobjekte" style:display-name="Title8~LT~Hintergrundobjekte" style:family="paragraph">
      <style:paragraph-properties style:text-autospace="none"/>
      <style:text-properties style:letter-kerning="true"/>
    </style:style>
    <style:style style:name="Title8_7e_LT_7e_Hintergrund" style:display-name="Title8~LT~Hintergrund" style:family="paragraph">
      <style:paragraph-properties fo:text-align="center" style:justify-single-word="false" style:text-autospace="none"/>
    </style:style>
    <style:style style:name="Title9_7e_LT_7e_Gliederung_20_1" style:display-name="Title9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Gliederung_20_2" style:display-name="Title9~LT~Gliederung 2" style:family="paragraph" style:parent-style-name="Title9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9_7e_LT_7e_Gliederung_20_3" style:display-name="Title9~LT~Gliederung 3" style:family="paragraph" style:parent-style-name="Title9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9_7e_LT_7e_Gliederung_20_4" style:display-name="Title9~LT~Gliederung 4" style:family="paragraph" style:parent-style-name="Title9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9_7e_LT_7e_Gliederung_20_5" style:display-name="Title9~LT~Gliederung 5" style:family="paragraph" style:parent-style-name="Title9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9_7e_LT_7e_Gliederung_20_6" style:display-name="Title9~LT~Gliederung 6" style:family="paragraph" style:parent-style-name="Title9_7e_LT_7e_Gliederung_20_5"/>
    <style:style style:name="Title9_7e_LT_7e_Gliederung_20_7" style:display-name="Title9~LT~Gliederung 7" style:family="paragraph" style:parent-style-name="Title9_7e_LT_7e_Gliederung_20_6"/>
    <style:style style:name="Title9_7e_LT_7e_Gliederung_20_8" style:display-name="Title9~LT~Gliederung 8" style:family="paragraph" style:parent-style-name="Title9_7e_LT_7e_Gliederung_20_7"/>
    <style:style style:name="Title9_7e_LT_7e_Gliederung_20_9" style:display-name="Title9~LT~Gliederung 9" style:family="paragraph" style:parent-style-name="Title9_7e_LT_7e_Gliederung_20_8"/>
    <style:style style:name="Title9_7e_LT_7e_Titel" style:display-name="Title9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9_7e_LT_7e_Untertitel" style:display-name="Title9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Notizen" style:display-name="Title9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9_7e_LT_7e_Hintergrundobjekte" style:display-name="Title9~LT~Hintergrundobjekte" style:family="paragraph">
      <style:paragraph-properties style:text-autospace="none"/>
      <style:text-properties style:letter-kerning="true"/>
    </style:style>
    <style:style style:name="Title9_7e_LT_7e_Hintergrund" style:display-name="Title9~LT~Hintergrund" style:family="paragraph">
      <style:paragraph-properties fo:text-align="center" style:justify-single-word="false" style:text-autospace="none"/>
    </style:style>
    <style:style style:name="WW-Title1234567891011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1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Gliederung_20_1" style:display-name="Title10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2" style:display-name="Title10~LT~Gliederung 2" style:family="paragraph" style:parent-style-name="Title10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0_7e_LT_7e_Gliederung_20_3" style:display-name="Title10~LT~Gliederung 3" style:family="paragraph" style:parent-style-name="Title10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0_7e_LT_7e_Gliederung_20_4" style:display-name="Title10~LT~Gliederung 4" style:family="paragraph" style:parent-style-name="Title10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0_7e_LT_7e_Gliederung_20_5" style:display-name="Title10~LT~Gliederung 5" style:family="paragraph" style:parent-style-name="Title10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0_7e_LT_7e_Gliederung_20_6" style:display-name="Title10~LT~Gliederung 6" style:family="paragraph" style:parent-style-name="Title10_7e_LT_7e_Gliederung_20_5"/>
    <style:style style:name="Title10_7e_LT_7e_Gliederung_20_7" style:display-name="Title10~LT~Gliederung 7" style:family="paragraph" style:parent-style-name="Title10_7e_LT_7e_Gliederung_20_6"/>
    <style:style style:name="Title10_7e_LT_7e_Gliederung_20_8" style:display-name="Title10~LT~Gliederung 8" style:family="paragraph" style:parent-style-name="Title10_7e_LT_7e_Gliederung_20_7"/>
    <style:style style:name="Title10_7e_LT_7e_Gliederung_20_9" style:display-name="Title10~LT~Gliederung 9" style:family="paragraph" style:parent-style-name="Title10_7e_LT_7e_Gliederung_20_8"/>
    <style:style style:name="Title10_7e_LT_7e_Titel" style:display-name="Title10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Untertitel" style:display-name="Title10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Notizen" style:display-name="Title10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0_7e_LT_7e_Hintergrundobjekte" style:display-name="Title10~LT~Hintergrundobjekte" style:family="paragraph">
      <style:paragraph-properties style:text-autospace="none"/>
      <style:text-properties style:letter-kerning="true"/>
    </style:style>
    <style:style style:name="Title10_7e_LT_7e_Hintergrund" style:display-name="Title10~LT~Hintergrund" style:family="paragraph">
      <style:paragraph-properties fo:text-align="center" style:justify-single-word="false" style:text-autospace="none"/>
    </style:style>
    <style:style style:name="Title11_7e_LT_7e_Gliederung_20_1" style:display-name="Title1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2" style:display-name="Title11~LT~Gliederung 2" style:family="paragraph" style:parent-style-name="Title1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1_7e_LT_7e_Gliederung_20_3" style:display-name="Title11~LT~Gliederung 3" style:family="paragraph" style:parent-style-name="Title1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1_7e_LT_7e_Gliederung_20_4" style:display-name="Title11~LT~Gliederung 4" style:family="paragraph" style:parent-style-name="Title1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1_7e_LT_7e_Gliederung_20_5" style:display-name="Title11~LT~Gliederung 5" style:family="paragraph" style:parent-style-name="Title1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1_7e_LT_7e_Gliederung_20_6" style:display-name="Title11~LT~Gliederung 6" style:family="paragraph" style:parent-style-name="Title11_7e_LT_7e_Gliederung_20_5"/>
    <style:style style:name="Title11_7e_LT_7e_Gliederung_20_7" style:display-name="Title11~LT~Gliederung 7" style:family="paragraph" style:parent-style-name="Title11_7e_LT_7e_Gliederung_20_6"/>
    <style:style style:name="Title11_7e_LT_7e_Gliederung_20_8" style:display-name="Title11~LT~Gliederung 8" style:family="paragraph" style:parent-style-name="Title11_7e_LT_7e_Gliederung_20_7"/>
    <style:style style:name="Title11_7e_LT_7e_Gliederung_20_9" style:display-name="Title11~LT~Gliederung 9" style:family="paragraph" style:parent-style-name="Title11_7e_LT_7e_Gliederung_20_8"/>
    <style:style style:name="Title11_7e_LT_7e_Titel" style:display-name="Title1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1_7e_LT_7e_Untertitel" style:display-name="Title1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Notizen" style:display-name="Title1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1_7e_LT_7e_Hintergrundobjekte" style:display-name="Title11~LT~Hintergrundobjekte" style:family="paragraph">
      <style:paragraph-properties style:text-autospace="none"/>
      <style:text-properties style:letter-kerning="true"/>
    </style:style>
    <style:style style:name="Title11_7e_LT_7e_Hintergrund" style:display-name="Title11~LT~Hintergrund" style:family="paragraph">
      <style:paragraph-properties fo:text-align="center" style:justify-single-word="false" style:text-autospace="none"/>
    </style:style>
    <style:style style:name="WW-Title1234567891011121314151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Gliederung_20_1" style:display-name="Title12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2" style:display-name="Title12~LT~Gliederung 2" style:family="paragraph" style:parent-style-name="Title12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2_7e_LT_7e_Gliederung_20_3" style:display-name="Title12~LT~Gliederung 3" style:family="paragraph" style:parent-style-name="Title12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2_7e_LT_7e_Gliederung_20_4" style:display-name="Title12~LT~Gliederung 4" style:family="paragraph" style:parent-style-name="Title12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2_7e_LT_7e_Gliederung_20_5" style:display-name="Title12~LT~Gliederung 5" style:family="paragraph" style:parent-style-name="Title12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2_7e_LT_7e_Gliederung_20_6" style:display-name="Title12~LT~Gliederung 6" style:family="paragraph" style:parent-style-name="Title12_7e_LT_7e_Gliederung_20_5"/>
    <style:style style:name="Title12_7e_LT_7e_Gliederung_20_7" style:display-name="Title12~LT~Gliederung 7" style:family="paragraph" style:parent-style-name="Title12_7e_LT_7e_Gliederung_20_6"/>
    <style:style style:name="Title12_7e_LT_7e_Gliederung_20_8" style:display-name="Title12~LT~Gliederung 8" style:family="paragraph" style:parent-style-name="Title12_7e_LT_7e_Gliederung_20_7"/>
    <style:style style:name="Title12_7e_LT_7e_Gliederung_20_9" style:display-name="Title12~LT~Gliederung 9" style:family="paragraph" style:parent-style-name="Title12_7e_LT_7e_Gliederung_20_8"/>
    <style:style style:name="Title12_7e_LT_7e_Titel" style:display-name="Title12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Untertitel" style:display-name="Title12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Notizen" style:display-name="Title1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2_7e_LT_7e_Hintergrundobjekte" style:display-name="Title12~LT~Hintergrundobjekte" style:family="paragraph">
      <style:paragraph-properties style:text-autospace="none"/>
      <style:text-properties style:letter-kerning="true"/>
    </style:style>
    <style:style style:name="Title12_7e_LT_7e_Hintergrund" style:display-name="Title12~LT~Hintergrund" style:family="paragraph">
      <style:paragraph-properties fo:text-align="center" style:justify-single-word="false" style:text-autospace="none"/>
    </style:style>
    <style:style style:name="Title13_7e_LT_7e_Gliederung_20_1" style:display-name="Title13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2" style:display-name="Title13~LT~Gliederung 2" style:family="paragraph" style:parent-style-name="Title13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3_7e_LT_7e_Gliederung_20_3" style:display-name="Title13~LT~Gliederung 3" style:family="paragraph" style:parent-style-name="Title13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3_7e_LT_7e_Gliederung_20_4" style:display-name="Title13~LT~Gliederung 4" style:family="paragraph" style:parent-style-name="Title13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3_7e_LT_7e_Gliederung_20_5" style:display-name="Title13~LT~Gliederung 5" style:family="paragraph" style:parent-style-name="Title13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3_7e_LT_7e_Gliederung_20_6" style:display-name="Title13~LT~Gliederung 6" style:family="paragraph" style:parent-style-name="Title13_7e_LT_7e_Gliederung_20_5"/>
    <style:style style:name="Title13_7e_LT_7e_Gliederung_20_7" style:display-name="Title13~LT~Gliederung 7" style:family="paragraph" style:parent-style-name="Title13_7e_LT_7e_Gliederung_20_6"/>
    <style:style style:name="Title13_7e_LT_7e_Gliederung_20_8" style:display-name="Title13~LT~Gliederung 8" style:family="paragraph" style:parent-style-name="Title13_7e_LT_7e_Gliederung_20_7"/>
    <style:style style:name="Title13_7e_LT_7e_Gliederung_20_9" style:display-name="Title13~LT~Gliederung 9" style:family="paragraph" style:parent-style-name="Title13_7e_LT_7e_Gliederung_20_8"/>
    <style:style style:name="Title13_7e_LT_7e_Titel" style:display-name="Title13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3_7e_LT_7e_Untertitel" style:display-name="Title13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Notizen" style:display-name="Title1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3_7e_LT_7e_Hintergrundobjekte" style:display-name="Title13~LT~Hintergrundobjekte" style:family="paragraph">
      <style:paragraph-properties style:text-autospace="none"/>
      <style:text-properties style:letter-kerning="true"/>
    </style:style>
    <style:style style:name="Title13_7e_LT_7e_Hintergrund" style:display-name="Title13~LT~Hintergrund" style:family="paragraph">
      <style:paragraph-properties fo:text-align="center" style:justify-single-word="false" style:text-autospace="none"/>
    </style:style>
    <style:style style:name="WW-Title12345678910111213141516171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2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40pt" fo:font-style="normal" fo:text-shadow="none" style:text-underline-style="none" fo:font-weight="normal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text-overline-style="none" style:text-overline-color="font-color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" fo:font-size="10pt" style:font-size-asian="10pt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8DT11H25M40S</meta:editing-duration>
    <meta:editing-cycles>175</meta:editing-cycles>
    <meta:generator>OpenOffice.org/3.3$Win32 OpenOffice.org_project/330m20$Build-9567</meta:generator>
    <dc:date>2011-10-03T16:58:10.86</dc:date>
    <dc:creator>James Wilfong</dc:creator>
    <meta:document-statistic meta:table-count="0" meta:image-count="0" meta:object-count="0" meta:page-count="3" meta:paragraph-count="97" meta:word-count="1035" meta:character-count="8249"/>
    <meta:user-defined meta:name="Info 1"/>
    <meta:user-defined meta:name="Info 2"/>
    <meta:user-defined meta:name="Info 3"/>
    <meta:user-defined meta:name="Info 4"/>
  </office:meta>
</office:document-meta>
</file>